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66cc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margin-left="2.501cm" fo:margin-right="0cm" fo:text-indent="0cm" style:auto-text-indent="false"/>
    </style:style>
    <style:style style:name="P3" style:family="paragraph" style:parent-style-name="Standard">
      <style:paragraph-properties fo:margin-left="2.501cm" fo:margin-right="0cm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2.501cm" fo:margin-right="0cm" fo:text-indent="0cm" style:auto-text-indent="false"/>
      <style:text-properties fo:color="#000000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fo:font-weight="normal" style:font-weight-asian="normal" style:font-weight-complex="normal"/>
    </style:style>
    <style:style style:name="P7" style:family="paragraph" style:parent-style-name="Standard">
      <style:text-properties fo:color="#660066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66cc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paragraph-properties fo:margin-left="2.501cm" fo:margin-right="0cm" fo:text-indent="0cm" style:auto-text-indent="false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fo:color="#c5000b" fo:font-weight="bold" style:font-weight-asian="bold" style:font-weight-complex="bold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fo:color="#c5000b" fo:font-weight="normal" style:font-weight-asian="normal" style:font-weight-complex="normal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fo:color="#660066" fo:font-weight="bold" style:font-weight-asian="bold" style:font-weight-complex="bold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fo:color="#660066"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color="#000000"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660066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660066" style:text-underline-style="none" fo:font-weight="bold" style:font-weight-asian="bold" style:font-weight-complex="bold"/>
    </style:style>
    <style:style style:name="T1" style:family="text">
      <style:text-properties fo:color="#660066" fo:font-weight="bold" style:font-weight-asian="bold" style:font-weight-complex="bold"/>
    </style:style>
    <style:style style:name="T2" style:family="text">
      <style:text-properties fo:color="#c5000b"/>
    </style:style>
    <style:style style:name="T3" style:family="text">
      <style:text-properties fo:color="#c5000b"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color="#c5000b" fo:font-weight="bold" style:font-weight-asian="bold" style:font-weight-complex="bold"/>
    </style:style>
    <style:style style:name="T5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s</text:p>
      <text:p text:style-name="Standard"><text:tab/></text:p>
      <text:p text:style-name="Standard"><text:tab/><text:span text:style-name="T1">Search in amazon</text:span></text:p>
      <text:p text:style-name="P7"/>
      <text:p text:style-name="P2">search books in amazon → </text:p>
      <text:p text:style-name="P2"><text:tab/>GET</text:p>
      <text:p text:style-name="P2"><text:tab/><text:span text:style-name="T3">/products/amazon/books/:strtofind</text:span></text:p>
      <text:p text:style-name="P2"/>
      <text:p text:style-name="P2">search films in amazon → </text:p>
      <text:p text:style-name="P2"><text:tab/>GET</text:p>
      <text:p text:style-name="P2"><text:tab/>/<text:span text:style-name="T3">products/amazon/films/:strtofind</text:span></text:p>
      <text:p text:style-name="P2"/>
      <text:p text:style-name="P2">search musics in amazon → </text:p>
      <text:p text:style-name="P2"><text:tab/>GET</text:p>
      <text:p text:style-name="P2"><text:tab/><text:span text:style-name="T3">/products/amazon/music/:strtofind</text:span></text:p>
      <text:p text:style-name="P2"/>
      <text:p text:style-name="P2">search video games in amazon → </text:p>
      <text:p text:style-name="P2"><text:tab/>GET</text:p>
      <text:p text:style-name="P2"><text:tab/><text:span text:style-name="T3">/products/amazon/game/:strtofind</text:span></text:p>
      <text:p text:style-name="P2"/>
      <text:p text:style-name="P2">get infos of a product from amazon → </text:p>
      <text:p text:style-name="P2"><text:tab/>GET</text:p>
      <text:p text:style-name="P2"><text:tab/><text:span text:style-name="T3">/products/amazon/:barcode/:barcodetype</text:span></text:p>
      <text:p text:style-name="Standard"/>
      <text:p text:style-name="P7"><text:tab/>modify database</text:p>
      <text:p text:style-name="P7"/>
      <text:p text:style-name="P2">add product to the library of active user → </text:p>
      <text:p text:style-name="P2"><text:tab/>POST</text:p>
      <text:p text:style-name="P2"><text:tab/><text:span text:style-name="T4">/products/create/:code/:barcodetype</text:span></text:p>
      <text:p text:style-name="P10"/>
      <text:p text:style-name="P4">delete product of the library of active user →</text:p>
      <text:p text:style-name="P4"><text:tab/>PUT</text:p>
      <text:p text:style-name="P3"><text:span text:style-name="T2"><text:tab/></text:span><text:span text:style-name="T4">/products/delete/:productid</text:span></text:p>
      <text:p text:style-name="P11"/>
      <text:p text:style-name="P15"><text:tab/>get informations from bdd</text:p>
      <text:p text:style-name="P15"><text:tab/></text:p>
      <text:p text:style-name="P5"><text:span text:style-name="T1"><text:tab/><text:tab/></text:span><text:span text:style-name="T5">get all product for all users →</text:span></text:p>
      <text:p text:style-name="P6"><text:tab/><text:tab/><text:tab/>GET</text:p>
      <text:p text:style-name="P6"><text:tab/><text:tab/><text:tab/><text:span text:style-name="T4">/products/search</text:span></text:p>
      <text:p text:style-name="P6"/>
      <text:p text:style-name="P6"><text:tab/><text:tab/>get a particular product → </text:p>
      <text:p text:style-name="P6"><text:tab/><text:tab/><text:tab/>GET</text:p>
      <text:p text:style-name="P6"><text:tab/><text:tab/><text:tab/><text:span text:style-name="T4">/products/search/:productid</text:span></text:p>
      <text:p text:style-name="P6"/>
      <text:p text:style-name="P6"><text:tab/><text:tab/>get products of active user → </text:p>
      <text:p text:style-name="P6"><text:tab/><text:tab/><text:tab/>GET</text:p>
      <text:p text:style-name="P6"><text:tab/><text:tab/><text:tab/><text:span text:style-name="T4">/products/search/user/active</text:span></text:p>
      <text:p text:style-name="P6"/>
      <text:p text:style-name="P6"><text:tab/><text:tab/>get products from a particular user →</text:p>
      <text:p text:style-name="P6"><text:tab/><text:tab/><text:tab/>GET</text:p>
      <text:p text:style-name="P6"><text:tab/><text:tab/><text:tab/><text:span text:style-name="T4">/products/search/user/:userid</text:span></text:p>
      <text:p text:style-name="P15"/>
      <text:p text:style-name="P1"><text:soft-page-break/>Loans</text:p>
      <text:p text:style-name="Standard"><text:tab/></text:p>
      <text:p text:style-name="P15"><text:tab/>modify database</text:p>
      <text:p text:style-name="P15"/>
      <text:p text:style-name="P2">create a new loan → </text:p>
      <text:p text:style-name="P2"><text:tab/>POST</text:p>
      <text:p text:style-name="P12"><text:tab/><text:span text:style-name="T2">/loans/create/:code/:user_id { start_date, end_date }</text:span></text:p>
      <text:p text:style-name="P14">end a loan → </text:p>
      <text:p text:style-name="P14"><text:tab/>POST</text:p>
      <text:p text:style-name="P13"><text:span text:style-name="T2"><text:tab/></text:span><text:span text:style-name="T4">/loans/end/:code/:user_id { start_date, end_date }</text:span></text:p>
      <text:p text:style-name="P14">delete a loan → </text:p>
      <text:p text:style-name="P14"><text:tab/>POST</text:p>
      <text:p text:style-name="P13"><text:span text:style-name="T4"><text:tab/>/loans/delete/:code/:user_id { start_date }</text:span></text:p>
      <text:p text:style-name="P13"><text:span text:style-name="T4"/></text:p>
      <text:p text:style-name="P16"><text:tab/>get informations from bdd</text:p>
      <text:p text:style-name="P16"><text:span text:style-name="T4"/></text:p>
      <text:p text:style-name="P14">get all loans → </text:p>
      <text:p text:style-name="P14"><text:tab/>GET</text:p>
      <text:p text:style-name="P13"><text:span text:style-name="T4"><text:tab/>/loans/search/</text:span></text:p>
      <text:p text:style-name="P14">get a loan → </text:p>
      <text:p text:style-name="P14"><text:tab/>GET</text:p>
      <text:p text:style-name="P13"><text:span text:style-name="T4"><text:tab/>/loans/search/:id</text:span></text:p>
      <text:p text:style-name="P14">get my loans (owner) → </text:p>
      <text:p text:style-name="P14"><text:tab/>GET</text:p>
      <text:p text:style-name="P13"><text:span text:style-name="T4"><text:tab/>/loans/search/owner/active</text:span></text:p>
      <text:p text:style-name="P14">get my loans (loaner) → </text:p>
      <text:p text:style-name="P14"><text:tab/>GET</text:p>
      <text:p text:style-name="P13"><text:span text:style-name="T4"><text:tab/>/loans/search/loaner/active</text:span></text:p>
      <text:p text:style-name="P14">get loans from a user (owner) → </text:p>
      <text:p text:style-name="P14"><text:tab/>GET</text:p>
      <text:p text:style-name="P13"><text:span text:style-name="T4"><text:tab/>/loans/search/owner/:user_id</text:span></text:p>
      <text:p text:style-name="P14">get loans from a user (loaner) → </text:p>
      <text:p text:style-name="P14"><text:tab/>GET</text:p>
      <text:p text:style-name="P13"><text:span text:style-name="T4"><text:tab/>/loans//search/loaner/:user_i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Pougetoux</meta:initial-creator>
    <meta:creation-date>2017-06-05T23:16:21.61</meta:creation-date>
    <dc:date>2017-06-08T23:08:02.33</dc:date>
    <dc:creator>Jean Pougetoux</dc:creator>
    <meta:editing-duration>PT17M57S</meta:editing-duration>
    <meta:editing-cycles>6</meta:editing-cycles>
    <meta:generator>OpenOffice/4.1.3$Win32 OpenOffice.org_project/413m1$Build-9783</meta:generator>
    <meta:document-statistic meta:table-count="0" meta:image-count="0" meta:object-count="0" meta:page-count="2" meta:paragraph-count="70" meta:word-count="185" meta:character-count="1413"/>
  </office:meta>
</office:document-meta>
</file>